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4" style:family="paragraph" style:parent-style-name="Standard" style:list-style-name="L1">
      <style:paragraph-properties style:text-autospace="none"/>
      <style:text-properties style:font-name="TimesNewRomanPSMT" fo:font-size="17pt" style:font-name-asian="TimesNewRomanPSMT" style:font-size-asian="17pt" style:font-name-complex="TimesNewRomanPSMT" style:font-size-complex="17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of the second report :</text:p>
      <text:p text:style-name="Standard"/>
      <text:p text:style-name="P2">The next report will be composed of the global Architecture for our Software, diagrams</text:p>
      <text:p text:style-name="P2">describing it, sofware we will use with reasons. This will be the basic structure of our</text:p>
      <text:p text:style-name="P2">program. We will go deeper in this Architecture in the December report, so we need to stay</text:p>
      <text:p text:style-name="P2">general. If we have time, we will be able to compare mutexes, parallelizations, strategies.</text:p>
      <text:p text:style-name="P3">Dan will think about the plan of the next report</text:p>
      <text:p text:style-name="P3"/>
      <text:p text:style-name="P3">Plan of the second report (specifications report) :</text:p>
      <text:list xml:id="list4986991630578428757" text:style-name="L1">
        <text:list-header>
          <text:p text:style-name="P4">Abstract (Prateek)</text:p>
        </text:list-header>
        <text:list-item>
          <text:p text:style-name="P4">Introduction (Dan)</text:p>
        </text:list-item>
        <text:list-item>
          <text:p text:style-name="P4">General architecture (Gabriel review)</text:p>
          <text:list>
            <text:list-item>
              <text:p text:style-name="P4">Behaviour of the game (very general UML/ user) Gabriel</text:p>
            </text:list-item>
            <text:list-item>
              <text:p text:style-name="P4">User Interface (API) Prateek</text:p>
            </text:list-item>
            <text:list-item>
              <text:p text:style-name="P4">I/O Dan</text:p>
            </text:list-item>
          </text:list>
        </text:list-item>
        <text:list-item>
          <text:p text:style-name="P4">Methods</text:p>
          <text:list>
            <text:list-item>
              <text:p text:style-name="P4">Parallelization Method (Mikaraté)</text:p>
            </text:list-item>
            <text:list-item>
              <text:p text:style-name="P4">MCTS (Benoit)</text:p>
            </text:list-item>
          </text:list>
        </text:list-item>
        <text:list-item>
          <text:p text:style-name="P4">Software solutions</text:p>
          <text:list>
            <text:list-item>
              <text:p text:style-name="P4">OpenMP (Benoit and Baptiste)</text:p>
            </text:list-item>
            <text:list-item>
              <text:p text:style-name="P4">OpenACC (Baptiste)</text:p>
            </text:list-item>
            <text:list-item>
              <text:p text:style-name="P4">MPI (Mikagros)</text:p>
            </text:list-item>
          </text:list>
        </text:list-item>
        <text:list-item>
          <text:p text:style-name="P4">Conclusion Gabrie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0M18S</meta:editing-duration>
    <meta:editing-cycles>31</meta:editing-cycles>
    <meta:generator>OpenOffice/4.1.1$Win32 OpenOffice.org_project/411m6$Build-9775</meta:generator>
    <dc:date>2014-11-05T18:04:48.96</dc:date>
    <dc:creator>Dan </dc:creator>
    <meta:document-statistic meta:table-count="0" meta:image-count="0" meta:object-count="0" meta:page-count="1" meta:paragraph-count="21" meta:word-count="139" meta:character-count="818"/>
    <meta:user-defined meta:name="Info 1"/>
    <meta:user-defined meta:name="Info 2"/>
    <meta:user-defined meta:name="Info 3"/>
    <meta:user-defined meta:name="Info 4"/>
  </office:meta>
</office:document-meta>
</file>